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core/tasks.py</text:p>
      <text:p text:style-name="P2"><text:span text:style-name="T1">from</text:span> celery <text:span text:style-name="T1">import</text:span> shared_task</text:p>
      <text:p text:style-name="P2"><text:span text:style-name="T1">from</text:span> django.utils <text:span text:style-name="T1">import</text:span> timezone</text:p>
      <text:p text:style-name="P2"><text:span text:style-name="T1">from</text:span> django.db <text:span text:style-name="T1">import</text:span> transaction</text:p>
      <text:p text:style-name="P2"><text:span text:style-name="T1">from</text:span> datetime <text:span text:style-name="T1">import</text:span> timedelta</text:p>
      <text:p text:style-name="P2"><text:span text:style-name="T1">from</text:span> core.utilss.escalation_constants <text:span text:style-name="T1">import</text:span> ESCALATION_TIME_LIMITS</text:p>
      <text:p text:style-name="P1">#from core.utilss.escalation_rules import escalate_ticket</text:p>
      <text:p text:style-name="P2"><text:span text:style-name="T1">from</text:span> channels.layers <text:span text:style-name="T1">import</text:span> get_channel_layer</text:p>
      <text:p text:style-name="P2"><text:span text:style-name="T1">from</text:span> asgiref.sync <text:span text:style-name="T1">import</text:span> async_to_sync</text:p>
      <text:p text:style-name="P2"><text:span text:style-name="T1">from</text:span> core.models <text:span text:style-name="T1">import</text:span> Ticket, EscalationHistory</text:p>
      <text:p text:style-name="P2"><text:span text:style-name="T1">from</text:span> core.utilss.escalation_rules <text:span text:style-name="T1">import</text:span> escalate_ticket, send_escalation_email</text:p>
      <text:p text:style-name="P3"/>
      <text:p text:style-name="P4">"""</text:p>
      <text:p text:style-name="P4">@shared_task(bind=True, max_retries=3, default_retry_delay=60)</text:p>
      <text:p text:style-name="P4">def run_auto_escalation(self):</text:p>
      <text:p text:style-name="P4">now = timezone.now()</text:p>
      <text:p text:style-name="P4">tickets = Ticket.objects.filter(status__in=['open', 'in_progress'])</text:p>
      <text:p text:style-name="P3"/>
      <text:p text:style-name="P4">print(f"Found {tickets.count()} tickets to process.")</text:p>
      <text:p text:style-name="P4">print(f"Running auto escalation task at {timezone.now()}")</text:p>
      <text:p text:style-name="P3"/>
      <text:p text:style-name="P4">for t in tickets:</text:p>
      <text:p text:style-name="P4">print(f"Processing Ticket ID: {t.id}, Priority: {t.priority}, Created At: {t.created_at}")</text:p>
      <text:p text:style-name="P4">if not t.priority or not t.created_at:</text:p>
      <text:p text:style-name="P4">print(f"Skipping Ticket ID: {t.id} - Missing Priority or Created At")</text:p>
      <text:p text:style-name="P4">continue</text:p>
      <text:p text:style-name="P3"/>
      <text:p text:style-name="P4"># Process critical priority tickets</text:p>
      <text:p text:style-name="P4">if t.priority.lower() == 'critical':</text:p>
      <text:p text:style-name="P4">with transaction.atomic():</text:p>
      <text:p text:style-name="P4">t.refresh_from_db()</text:p>
      <text:p text:style-name="P4"># Escalate to Tier 3</text:p>
      <text:p text:style-name="P4">t.current_escalation_level = 'Tier 3'</text:p>
      <text:p text:style-name="P4">t.is_escalated = True</text:p>
      <text:p text:style-name="P4">t.escalated_at = now</text:p>
      <text:p text:style-name="P4">t.save()</text:p>
      <text:p text:style-name="P3"/>
      <text:p text:style-name="P4"># Log Tier 3 escalation</text:p>
      <text:p text:style-name="P4">EscalationHistory.objects.create(</text:p>
      <text:p text:style-name="P4">ticket=t,</text:p>
      <text:p text:style-name="P4">from_level='Tier 1', # assuming they start from Tier 1</text:p>
      <text:p text:style-name="P4">to_level='Tier 3',</text:p>
      <text:p text:style-name="P4">note="Escalated immediately for critical priority."</text:p>
      <text:p text:style-name="P4">)</text:p>
      <text:p text:style-name="P3"/>
      <text:p text:style-name="P4"># Escalate to Tier 4</text:p>
      <text:p text:style-name="P4">t.current_escalation_level = 'Tier 4'</text:p>
      <text:p text:style-name="P4">t.save()</text:p>
      <text:p text:style-name="P3"/>
      <text:p text:style-name="P4"># Log Tier 4 escalation</text:p>
      <text:p text:style-name="P4">EscalationHistory.objects.create(</text:p>
      <text:p text:style-name="P4"><text:soft-page-break/>ticket=t,</text:p>
      <text:p text:style-name="P4">from_level='Tier 3',</text:p>
      <text:p text:style-name="P4">to_level='Tier 4',</text:p>
      <text:p text:style-name="P4">note="Escalated immediately for critical priority."</text:p>
      <text:p text:style-name="P4">)</text:p>
      <text:p text:style-name="P3"/>
      <text:p text:style-name="P4"># Send notifications and emails for both Tier 3 and Tier 4 escalations</text:p>
      <text:p text:style-name="P4">send_escalation_notification(t)</text:p>
      <text:p text:style-name="P4">send_escalation_email(t, 'Tier 3')</text:p>
      <text:p text:style-name="P4">send_escalation_email(t, 'Tier 4')</text:p>
      <text:p text:style-name="P3"/>
      <text:p text:style-name="P4">continue # Skip to the next ticket</text:p>
      <text:p text:style-name="P3"/>
      <text:p text:style-name="P4"># 🚨 Process critical priority tickets (with 5-minute rule)</text:p>
      <text:p text:style-name="P4">if t.priority.lower() == 'critical':</text:p>
      <text:p text:style-name="P4"># Apply 5-minute delay for critical tickets before escalating again</text:p>
      <text:p text:style-name="P4">if t.escalated_at and now - t.escalated_at &gt; timedelta(minutes=5):</text:p>
      <text:p text:style-name="P4">escalate_immediately(t, now)</text:p>
      <text:p text:style-name="P4">continue # Skip to the next ticket after immediate escalation</text:p>
      <text:p text:style-name="P3"/>
      <text:p text:style-name="P4"># Process other tickets based on threshold</text:p>
      <text:p text:style-name="P4">threshold_hours = ESCALATION_TIME_LIMITS.get(t.priority.lower())</text:p>
      <text:p text:style-name="P4">if not threshold_hours:</text:p>
      <text:p text:style-name="P4">print(f"Ticket ID: {t.id}, Threshold for {t.priority} is {threshold_hours} hours")</text:p>
      <text:p text:style-name="P4">continue</text:p>
      <text:p text:style-name="P3"/>
      <text:p text:style-name="P4">if now - t.created_at &gt; timedelta(hours=threshold_hours):</text:p>
      <text:p text:style-name="P4">print(f"Ticket ID: {t.id} exceeds threshold, escalating now")</text:p>
      <text:p text:style-name="P4">try:</text:p>
      <text:p text:style-name="P4">with transaction.atomic():</text:p>
      <text:p text:style-name="P4">t.refresh_from_db()</text:p>
      <text:p text:style-name="P4">escalate_ticket(t)</text:p>
      <text:p text:style-name="P4">send_escalation_notification(t)</text:p>
      <text:p text:style-name="P4">except Exception as e:</text:p>
      <text:p text:style-name="P4">print(f"Error escalating Ticket ID: {t.id} - {str(e)}")</text:p>
      <text:p text:style-name="P3"/>
      <text:p text:style-name="P4"># 🕒 Wait for 10 minutes before escalating to the next level</text:p>
      <text:p text:style-name="P4">if t.escalated_at and now - t.escalated_at &gt; timedelta(minutes=10):</text:p>
      <text:p text:style-name="P4"># Proceed to the next escalation level</text:p>
      <text:p text:style-name="P4">current_level = t.current_escalation_level or 'Tier 1'</text:p>
      <text:p text:style-name="P4">next_level = ESCALATION_FLOW.get(current_level)</text:p>
      <text:p text:style-name="P3"/>
      <text:p text:style-name="P4">if next_level:</text:p>
      <text:p text:style-name="P4">print(f"Escalating Ticket ID: {t.id} from {current_level} to {next_level}")</text:p>
      <text:p text:style-name="P4"># Escalate the ticket to the next level</text:p>
      <text:p text:style-name="P4">t.current_escalation_level = next_level</text:p>
      <text:p text:style-name="P4">t.is_escalated = True</text:p>
      <text:p text:style-name="P4">t.escalated_at = now</text:p>
      <text:p text:style-name="P4">t.save()</text:p>
      <text:p text:style-name="P3"/>
      <text:p text:style-name="P4"># Log the escalation history</text:p>
      <text:p text:style-name="P4"><text:soft-page-break/>EscalationHistory.objects.create(</text:p>
      <text:p text:style-name="P4">ticket=t,</text:p>
      <text:p text:style-name="P4">from_level=current_level,</text:p>
      <text:p text:style-name="P4">to_level=next_level,</text:p>
      <text:p text:style-name="P4">note="Escalated due to 10-minute delay"</text:p>
      <text:p text:style-name="P4">)</text:p>
      <text:p text:style-name="P3"/>
      <text:p text:style-name="P4"># Send WebSocket notification and email for the escalation</text:p>
      <text:p text:style-name="P4">send_escalation_notification(t)</text:p>
      <text:p text:style-name="P4">send_escalation_email(t, next_level)</text:p>
      <text:p text:style-name="P4">else:</text:p>
      <text:p text:style-name="P4">print(f"Ticket ID: {t.id} is already at the highest escalation level: {current_level}")</text:p>
      <text:p text:style-name="P4">"""</text:p>
      <text:p text:style-name="P3"/>
      <text:p text:style-name="P2"><text:span text:style-name="T2">@shared_task</text:span>(<text:span text:style-name="T3">bind</text:span><text:span text:style-name="T4">=</text:span><text:span text:style-name="T5">True</text:span>, <text:span text:style-name="T3">max_retries</text:span><text:span text:style-name="T4">=</text:span><text:span text:style-name="T6">3</text:span>, <text:span text:style-name="T3">default_retry_delay</text:span><text:span text:style-name="T4">=</text:span><text:span text:style-name="T6">60</text:span>)</text:p>
      <text:p text:style-name="P2"><text:span text:style-name="T5">def</text:span> <text:span text:style-name="T2">run_auto_escalation</text:span>(<text:span text:style-name="T3">self</text:span>):</text:p>
      <text:p text:style-name="P4">"""</text:p>
      <text:p text:style-name="P4">Periodic task that escalates tickets automatically based on priority and creation time thresholds.</text:p>
      <text:p text:style-name="P4">"""</text:p>
      <text:p text:style-name="P2">now <text:span text:style-name="T4">=</text:span> timezone.now()</text:p>
      <text:p text:style-name="P2">tickets <text:span text:style-name="T4">=</text:span> Ticket.objects.filter(<text:span text:style-name="T3">status__in</text:span><text:span text:style-name="T4">=</text:span>[<text:span text:style-name="T7">'open'</text:span>, <text:span text:style-name="T7">'in_progress'</text:span>])</text:p>
      <text:p text:style-name="P3"/>
      <text:p text:style-name="P2"><text:span text:style-name="T2">print</text:span>(<text:span text:style-name="T5">f</text:span><text:span text:style-name="T7">"Running auto escalation task at </text:span><text:span text:style-name="T5">{</text:span>timezone.now()<text:span text:style-name="T5">}</text:span><text:span text:style-name="T7">"</text:span>)</text:p>
      <text:p text:style-name="P3"/>
      <text:p text:style-name="P2"><text:span text:style-name="T1">for</text:span> t <text:span text:style-name="T1">in</text:span> tickets:</text:p>
      <text:p text:style-name="P2"><text:span text:style-name="T2">print</text:span>(<text:span text:style-name="T5">f</text:span><text:span text:style-name="T7">"Processing Ticket ID: </text:span><text:span text:style-name="T5">{</text:span>t.id<text:span text:style-name="T5">}</text:span><text:span text:style-name="T7">, Priority: </text:span><text:span text:style-name="T5">{</text:span>t.priority<text:span text:style-name="T5">}</text:span><text:span text:style-name="T7">, Created At: </text:span><text:span text:style-name="T5">{</text:span>t.created_at<text:span text:style-name="T5">}</text:span><text:span text:style-name="T7">"</text:span>)</text:p>
      <text:p text:style-name="P1"># Skip tickets that have been escalated too recently (critical ticket 5 min delay)</text:p>
      <text:p text:style-name="P2"><text:span text:style-name="T1">if</text:span> t.escalated_at <text:span text:style-name="T5">and</text:span> now <text:span text:style-name="T4">-</text:span> t.escalated_at <text:span text:style-name="T4">&lt;</text:span> timedelta(<text:span text:style-name="T3">minutes</text:span><text:span text:style-name="T4">=</text:span><text:span text:style-name="T6">5</text:span>): <text:span text:style-name="T8"># 5-minute guard for critical tickets</text:span></text:p>
      <text:p text:style-name="P2"><text:span text:style-name="T2">print</text:span>(<text:span text:style-name="T5">f</text:span><text:span text:style-name="T7">"Ticket ID: </text:span><text:span text:style-name="T5">{</text:span>t.id<text:span text:style-name="T5">}</text:span><text:span text:style-name="T7"> skipped - recently escalated."</text:span>)</text:p>
      <text:p text:style-name="P5">continue</text:p>
      <text:p text:style-name="P3"/>
      <text:p text:style-name="P1"># For critical tickets, escalate to Tier 3 and Tier 4 immediately after 5 minutes</text:p>
      <text:p text:style-name="P2"><text:span text:style-name="T1">if</text:span> t.priority.lower() <text:span text:style-name="T4">==</text:span> <text:span text:style-name="T7">'critical'</text:span>:</text:p>
      <text:p text:style-name="P2"><text:span text:style-name="T2">print</text:span>(<text:span text:style-name="T5">f</text:span><text:span text:style-name="T7">"Critical ticket found: Ticket ID </text:span><text:span text:style-name="T5">{</text:span>t.id<text:span text:style-name="T5">}</text:span><text:span text:style-name="T7">"</text:span>)</text:p>
      <text:p text:style-name="P2"><text:span text:style-name="T1">if</text:span> <text:span text:style-name="T5">not</text:span> t.current_escalation_level <text:span text:style-name="T5">in</text:span> [<text:span text:style-name="T7">'Tier 3'</text:span>, <text:span text:style-name="T7">'Tier 4'</text:span>]: <text:span text:style-name="T8"># Check if already escalated</text:span></text:p>
      <text:p text:style-name="P2"><text:span text:style-name="T1">if</text:span> t.escalated_at <text:span text:style-name="T5">and</text:span> now <text:span text:style-name="T4">-</text:span> t.escalated_at <text:span text:style-name="T4">&gt;</text:span> timedelta(<text:span text:style-name="T3">minutes</text:span><text:span text:style-name="T4">=</text:span><text:span text:style-name="T6">5</text:span>):</text:p>
      <text:p text:style-name="P2"><text:span text:style-name="T2">print</text:span>(<text:span text:style-name="T5">f</text:span><text:span text:style-name="T7">"Ticket ID </text:span><text:span text:style-name="T5">{</text:span>t.id<text:span text:style-name="T5">}</text:span><text:span text:style-name="T7"> is eligible for immediate escalation."</text:span>)</text:p>
      <text:p text:style-name="P2">escalate_critical_ticket(t, now)</text:p>
      <text:p text:style-name="P2"><text:span text:style-name="T1">continue</text:span> <text:span text:style-name="T8"># Skip to the next ticket after handling critical escalation</text:span></text:p>
      <text:p text:style-name="P3"/>
      <text:p text:style-name="P1"># For non-critical tickets: Check if they need escalation based on creation time</text:p>
      <text:p text:style-name="P2">threshold_hours <text:span text:style-name="T4">=</text:span> ESCALATION_TIME_LIMITS.get(t.priority.lower())</text:p>
      <text:p text:style-name="P2"><text:span text:style-name="T1">if</text:span> threshold_hours <text:span text:style-name="T5">and</text:span> now <text:span text:style-name="T4">-</text:span> t.created_at <text:span text:style-name="T4">&gt;</text:span> timedelta(<text:span text:style-name="T3">hours</text:span><text:span text:style-name="T4">=</text:span>threshold_hours):</text:p>
      <text:p text:style-name="P2">escalate_ticket(t) <text:span text:style-name="T8"># First escalation based on created_at</text:span></text:p>
      <text:p text:style-name="P3"/>
      <text:p text:style-name="P1"># After the first escalation, check the 10-minute delay for further escalations</text:p>
      <text:p text:style-name="P2"><text:span text:style-name="T1">if</text:span> t.escalated_at <text:span text:style-name="T5">and</text:span> now <text:span text:style-name="T4">-</text:span> t.escalated_at <text:span text:style-name="T4">&gt;</text:span> timedelta(<text:span text:style-name="T3">minutes</text:span><text:span text:style-name="T4">=</text:span><text:span text:style-name="T6">10</text:span>):</text:p>
      <text:p text:style-name="P2">escalate_to_next_level(t, now) <text:span text:style-name="T8"># Escalate to the next tier based on escalated_at</text:span></text:p>
      <text:p text:style-name="P3"/>
      <text:p text:style-name="P2"><text:soft-page-break/><text:span text:style-name="T5">def</text:span> <text:span text:style-name="T2">escalate_critical_ticket</text:span>(<text:span text:style-name="T3">ticket</text:span>, <text:span text:style-name="T3">now</text:span>):</text:p>
      <text:p text:style-name="P2"><text:span text:style-name="T2">print</text:span>(<text:span text:style-name="T5">f</text:span><text:span text:style-name="T7">"Escalating critical ticket ID </text:span><text:span text:style-name="T5">{</text:span>ticket.id<text:span text:style-name="T5">}</text:span><text:span text:style-name="T7"> to Tier 3 and Tier 4 immediately."</text:span>)</text:p>
      <text:p text:style-name="P4">"""</text:p>
      <text:p text:style-name="P4">Escalate a critical ticket to Tier 3 and Tier 4 after 5 minutes.</text:p>
      <text:p text:style-name="P4">"""</text:p>
      <text:p text:style-name="P2"><text:span text:style-name="T1">with</text:span> transaction.atomic():</text:p>
      <text:p text:style-name="P2">ticket.current_escalation_level <text:span text:style-name="T4">=</text:span> <text:span text:style-name="T7">'Tier 3'</text:span></text:p>
      <text:p text:style-name="P2">ticket.is_escalated <text:span text:style-name="T4">=</text:span> <text:span text:style-name="T5">True</text:span></text:p>
      <text:p text:style-name="P2">ticket.escalated_at <text:span text:style-name="T4">=</text:span> now</text:p>
      <text:p text:style-name="P2">ticket.save()</text:p>
      <text:p text:style-name="P3"/>
      <text:p text:style-name="P2">EscalationHistory.objects.create(</text:p>
      <text:p text:style-name="P2"><text:span text:style-name="T3">ticket</text:span><text:span text:style-name="T4">=</text:span>ticket,</text:p>
      <text:p text:style-name="P2"><text:span text:style-name="T3">from_level</text:span><text:span text:style-name="T4">=</text:span><text:span text:style-name="T7">'Tier 1'</text:span>,</text:p>
      <text:p text:style-name="P2"><text:span text:style-name="T3">to_level</text:span><text:span text:style-name="T4">=</text:span><text:span text:style-name="T7">'Tier 3'</text:span>,</text:p>
      <text:p text:style-name="P2"><text:span text:style-name="T3">note</text:span><text:span text:style-name="T4">=</text:span><text:span text:style-name="T7">"Escalated immediately for critical priority."</text:span></text:p>
      <text:p text:style-name="P2">)</text:p>
      <text:p text:style-name="P3"/>
      <text:p text:style-name="P1"># Now escalate to Tier 4</text:p>
      <text:p text:style-name="P2">ticket.current_escalation_level <text:span text:style-name="T4">=</text:span> <text:span text:style-name="T7">'Tier 4'</text:span></text:p>
      <text:p text:style-name="P2">ticket.save()</text:p>
      <text:p text:style-name="P3"/>
      <text:p text:style-name="P2">EscalationHistory.objects.create(</text:p>
      <text:p text:style-name="P2"><text:span text:style-name="T3">ticket</text:span><text:span text:style-name="T4">=</text:span>ticket,</text:p>
      <text:p text:style-name="P2"><text:span text:style-name="T3">from_level</text:span><text:span text:style-name="T4">=</text:span><text:span text:style-name="T7">'Tier 3'</text:span>,</text:p>
      <text:p text:style-name="P2"><text:span text:style-name="T3">to_level</text:span><text:span text:style-name="T4">=</text:span><text:span text:style-name="T7">'Tier 4'</text:span>,</text:p>
      <text:p text:style-name="P2"><text:span text:style-name="T3">note</text:span><text:span text:style-name="T4">=</text:span><text:span text:style-name="T7">"Escalated immediately for critical priority."</text:span></text:p>
      <text:p text:style-name="P2">)</text:p>
      <text:p text:style-name="P3"/>
      <text:p text:style-name="P1"># Send notifications and emails for both Tier 3 and Tier 4 escalations</text:p>
      <text:p text:style-name="P2">send_escalation_notification(ticket)</text:p>
      <text:p text:style-name="P2">send_escalation_email(ticket, <text:span text:style-name="T7">'Tier 3'</text:span>)</text:p>
      <text:p text:style-name="P2">send_escalation_email(ticket, <text:span text:style-name="T7">'Tier 4'</text:span>)</text:p>
      <text:p text:style-name="P3"/>
      <text:p text:style-name="P2"><text:span text:style-name="T5">def</text:span> <text:span text:style-name="T2">escalate_to_next_level</text:span>(<text:span text:style-name="T3">ticket</text:span>, <text:span text:style-name="T3">now</text:span>):</text:p>
      <text:p text:style-name="P4">"""</text:p>
      <text:p text:style-name="P4">Escalate the ticket to the next escalation level after the 10-minute delay.</text:p>
      <text:p text:style-name="P4">"""</text:p>
      <text:p text:style-name="P2">current_level <text:span text:style-name="T4">=</text:span> ticket.current_escalation_level <text:span text:style-name="T5">or</text:span> <text:span text:style-name="T7">'Tier 1'</text:span></text:p>
      <text:p text:style-name="P2">next_level <text:span text:style-name="T4">=</text:span> ESCALATION_FLOW.get(current_level)</text:p>
      <text:p text:style-name="P3"/>
      <text:p text:style-name="P2"><text:span text:style-name="T1">if</text:span> next_level:</text:p>
      <text:p text:style-name="P2">ticket.current_escalation_level <text:span text:style-name="T4">=</text:span> next_level</text:p>
      <text:p text:style-name="P2">ticket.is_escalated <text:span text:style-name="T4">=</text:span> <text:span text:style-name="T5">True</text:span></text:p>
      <text:p text:style-name="P2">ticket.escalated_at <text:span text:style-name="T4">=</text:span> now</text:p>
      <text:p text:style-name="P2">ticket.save()</text:p>
      <text:p text:style-name="P3"/>
      <text:p text:style-name="P2">EscalationHistory.objects.create(</text:p>
      <text:p text:style-name="P2"><text:span text:style-name="T3">ticket</text:span><text:span text:style-name="T4">=</text:span>ticket,</text:p>
      <text:p text:style-name="P2"><text:span text:style-name="T3">from_level</text:span><text:span text:style-name="T4">=</text:span>current_level,</text:p>
      <text:p text:style-name="P2"><text:span text:style-name="T3">to_level</text:span><text:span text:style-name="T4">=</text:span>next_level,</text:p>
      <text:p text:style-name="P2"><text:soft-page-break/><text:span text:style-name="T3">note</text:span><text:span text:style-name="T4">=</text:span><text:span text:style-name="T7">"Escalated due to 10-minute delay"</text:span></text:p>
      <text:p text:style-name="P2">)</text:p>
      <text:p text:style-name="P3"/>
      <text:p text:style-name="P1"># Send WebSocket notification and email for the escalation</text:p>
      <text:p text:style-name="P2">send_escalation_notification(ticket)</text:p>
      <text:p text:style-name="P2">send_escalation_email(ticket, next_level)</text:p>
      <text:p text:style-name="P3"/>
      <text:p text:style-name="P2"><text:span text:style-name="T5">def</text:span> <text:span text:style-name="T2">send_escalation_notification</text:span>(<text:span text:style-name="T3">ticket</text:span>):</text:p>
      <text:p text:style-name="P4">"""</text:p>
      <text:p text:style-name="P4">Send a WebSocket notification to notify users about ticket escalation.</text:p>
      <text:p text:style-name="P4">"""</text:p>
      <text:p text:style-name="P2">channel_layer <text:span text:style-name="T4">=</text:span> get_channel_layer()</text:p>
      <text:p text:style-name="P3"/>
      <text:p text:style-name="P1"># Prepare the message data</text:p>
      <text:p text:style-name="P2">message <text:span text:style-name="T4">=</text:span> {</text:p>
      <text:p text:style-name="P2"><text:span text:style-name="T7">"ticket_id"</text:span>: ticket.id,</text:p>
      <text:p text:style-name="P2"><text:span text:style-name="T7">"title"</text:span>: ticket.title,</text:p>
      <text:p text:style-name="P2"><text:span text:style-name="T7">"priority"</text:span>: ticket.priority,</text:p>
      <text:p text:style-name="P2"><text:span text:style-name="T7">"escalated_at"</text:span>: ticket.escalated_at.strftime(<text:span text:style-name="T7">"%Y-%m-</text:span><text:span text:style-name="T5">%d</text:span><text:span text:style-name="T7"> %H:%M"</text:span>) <text:span text:style-name="T1">if</text:span> ticket.escalated_at <text:span text:style-name="T1">else</text:span> <text:span text:style-name="T7">""</text:span>,</text:p>
      <text:p text:style-name="P2">}</text:p>
      <text:p text:style-name="P3"/>
      <text:p text:style-name="P1"># Broadcast the escalation message to the WebSocket group</text:p>
      <text:p text:style-name="P2">async_to_sync(channel_layer.group_send)(</text:p>
      <text:p text:style-name="P2"><text:span text:style-name="T7">"escalations"</text:span>, <text:span text:style-name="T8"># Group name</text:span></text:p>
      <text:p text:style-name="P2">{</text:p>
      <text:p text:style-name="P2"><text:span text:style-name="T7">"type"</text:span>: <text:span text:style-name="T7">"escalation_message"</text:span>,</text:p>
      <text:p text:style-name="P2"><text:span text:style-name="T7">"message"</text:span>: message</text:p>
      <text:p text:style-name="P2">}</text:p>
      <text:p text:style-name="P2">)</text:p>
      <text:p text:style-name="P6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3:45:19.907178398</meta:creation-date>
    <dc:date>2025-08-25T13:47:32.854451824</dc:date>
    <meta:editing-duration>PT2M13S</meta:editing-duration>
    <meta:editing-cycles>1</meta:editing-cycles>
    <meta:document-statistic meta:table-count="0" meta:image-count="0" meta:object-count="0" meta:page-count="5" meta:paragraph-count="197" meta:word-count="833" meta:character-count="7209" meta:non-whitespace-character-count="6573"/>
    <meta:generator>LibreOffice/25.2.3.2$Linux_X86_64 LibreOffice_project/520$Build-2</meta:generator>
  </office:meta>
</office:document-meta>
</file>